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8e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c3e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6c8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2acca8ab" style:font-name-asian="Arial1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53" style:family="text">
      <style:text-properties style:font-name="標楷體1"/>
    </style:style>
    <style:style style:name="T54" style:family="text">
      <style:text-properties style:font-name="標楷體1" style:font-name-asian="標楷體1"/>
    </style:style>
    <style:style style:name="T55" style:family="text">
      <style:text-properties style:font-name="標楷體1" officeooo:rsid="0a6d63ec" style:font-name-asian="標楷體1"/>
    </style:style>
    <style:style style:name="T56" style:family="text">
      <style:text-properties style:font-name="標楷體1" style:text-underline-style="solid" style:text-underline-width="auto" style:text-underline-color="font-color"/>
    </style:style>
    <style:style style:name="T57" style:family="text">
      <style:text-properties style:font-name="標楷體1" officeooo:rsid="3449857d"/>
    </style:style>
    <style:style style:name="T58" style:family="text">
      <style:text-properties style:font-name="標楷體1" officeooo:rsid="2968fd3e"/>
    </style:style>
    <style:style style:name="T59" style:family="text">
      <style:text-properties officeooo:rsid="3449857d"/>
    </style:style>
    <style:style style:name="T60" style:family="text">
      <style:text-properties style:font-name="Liberation Serif" officeooo:rsid="0a6d63ec" style:font-name-asian="標楷體1"/>
    </style:style>
    <style:style style:name="T61" style:family="text">
      <style:text-properties officeooo:rsid="0a6d63ec"/>
    </style:style>
    <style:style style:name="T62" style:family="text">
      <style:text-properties officeooo:rsid="2f7a955a"/>
    </style:style>
    <style:style style:name="T6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64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2">_ (第1本</text:span><text:span text:style-name="T10">)</text:span></text:p>
          <text:list>
            <text:list-item>
              <text:p text:style-name="P23"><text:span text:style-name="T7">神</text:span><text:span text:style-name="T10">，</text:span><text:span text:style-name="T33">精神層個體、第</text:span><text:span text:style-name="T14">2</text:span><text:span text:style-name="T33">層級型態個體、</text:span><text:span text:style-name="T11">第二層級法則、意識層法則、精神層法則、精神世界、物質世界</text:span><text:span text:style-name="T10">。</text:span></text:p>
            </text:list-item>
            <text:list-item>
              <text:p text:style-name="P24"><text:span text:style-name="T7">有機率（正在、試圖）監視、控制 的 勢力、存在、個體</text:span><text:span text:style-name="T10">，YouTube</text:span>。</text:p>
            </text:list-item>
            <text:list-item>
              <text:p text:style-name="P25"><text:span text:style-name="T46">肉質層個體、意識層個體、精神層個體</text:span>，。</text:p>
            </text:list-item>
            <text:list-item>
              <text:p text:style-name="P42"><text:span text:style-name="T1">大規模監控</text:span>，<text:span text:style-name="T33">精準監控、</text:span>電器型大規模監控、史諾登、稜鏡計畫、上游計畫、<text:span text:style-name="T14">側寫、</text:span><text:span text:style-name="T21">profile</text:span>、超能力型大規模監控、超感知、超行為、<text:span text:style-name="T33">劍橋計畫、</text:span><text:span text:style-name="T43">位</text:span><text:span text:style-name="T33">器型大規模監控、位訊號、電訊號、</text:span><text:span text:style-name="T43">聲音、重力波</text:span><text:span text:style-name="T33">、</text:span><text:span text:style-name="T43">光波</text:span><text:span text:style-name="T33">、</text:span><text:span text:style-name="T14">第</text:span><text:span text:style-name="T52">a層級型態</text:span><text:span text:style-name="T33">大規模監控、帶有探照燈的攝影機、</text:span><text:span text:style-name="T44">心電感應、催眠、精神控制、意識控制、寫入腦中感知、竊聽腦中感知、竊聽腦中意識、竊聽腦中思想</text:span>。</text:p>
            </text:list-item>
          </text:list>
        </text:list-item>
        <text:list-item>
          <text:p text:style-name="P5">大自然<text:span text:style-name="T5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54"> (第1本)</text:span></text:p>
          <text:list>
            <text:list-item>
              <text:p text:style-name="P26"><text:span text:style-name="T1">間諜</text:span>，<text:span text:style-name="T62">子彈、彈道、（靶上的）彈痕、領導層型間諜、國民群型間諜、國家型間諜、商業型間諜、政治型間諜、軍事型間諜、電器、</text:span><text:span text:style-name="T33">第</text:span><text:span text:style-name="T15">a</text:span><text:span text:style-name="T33">層級型態個體、</text:span><text:span text:style-name="T36">肉質層型間諜、意識層型間諜、精神層型間諜</text:span><text:span text:style-name="T34">、電</text:span><text:span text:style-name="T36">器</text:span><text:span text:style-name="T34">、</text:span><text:span text:style-name="T49">位</text:span><text:span text:style-name="T36">器</text:span><text:span text:style-name="T34">、電磁波、</text:span><text:span text:style-name="T49">位</text:span><text:span text:style-name="T50">動</text:span><text:span text:style-name="T34">波、</text:span><text:span text:style-name="T17">紅外線</text:span><text:span text:style-name="T34">、可見光、</text:span><text:span text:style-name="T17">紫外線</text:span><text:span text:style-name="T34">、次聲波、聲波、</text:span><text:span text:style-name="T38">超</text:span><text:span text:style-name="T34">音波、聲音、重力波、手機、攝影機</text:span><text:span text:style-name="T36">、麥克風、陀螺儀、</text:span><text:span text:style-name="T20">USB</text:span><text:span text:style-name="T36">孔、觸控螢幕、手機畫面</text:span>。</text:p>
            </text:list-item>
          </text:list>
        </text:list-item>
        <text:list-item>
          <text:p text:style-name="P7">世界學<text:span text:style-name="T54"> (第1本)</text:span></text:p>
          <text:list>
            <text:list-item>
              <text:p text:style-name="P27"><text:span text:style-name="T1">世界學</text:span>，<text:span text:style-name="T13">機械手錶、發條、現象、本質、</text:span><text:span text:style-name="T16">單一本質、瞬間本質、當下本質、整體本質、可能性本質、創造數學工具、河川、上游、下游</text:span>。</text:p>
            </text:list-item>
            <text:list-item>
              <text:p text:style-name="P28"><text:span text:style-name="T1">紅移、紫移</text:span>，超音速、音爆、後移現象。</text:p>
            </text:list-item>
            <text:list-item>
              <text:p text:style-name="P28"><text:span text:style-name="T1">維度</text:span>，線。</text:p>
            </text:list-item>
            <text:list-item>
              <text:p text:style-name="P29"><text:span text:style-name="T8">函數</text:span>，<text:span text:style-name="T32">影子、存在、現象、本質、</text:span><text:span text:style-name="T36">亞里斯多德</text:span>。</text:p>
            </text:list-item>
            <text:list-item>
              <text:p text:style-name="P30"><text:span text:style-name="T45">速度</text:span>，位移、時間。</text:p>
            </text:list-item>
          </text:list>
        </text:list-item>
        <text:list-item>
          <text:p text:style-name="P7">物質世界學<text:span text:style-name="T54"> (第1本)</text:span></text:p>
          <text:list>
            <text:list-item>
              <text:p text:style-name="P31"><text:span text:style-name="T1">力</text:span>，<text:span text:style-name="T34">第</text:span><text:span text:style-name="T15">a</text:span><text:span text:style-name="T35">層級宗態譜</text:span>。</text:p>
            </text:list-item>
            <text:list-item>
              <text:p text:style-name="P32"><text:span text:style-name="T47">重力</text:span>，<text:span text:style-name="T34">重力子、第</text:span><text:span text:style-name="T19">3</text:span><text:span text:style-name="T35">層級宗態譜</text:span>。</text:p>
            </text:list-item>
            <text:list-item>
              <text:p text:style-name="P33"><text:span text:style-name="T47">冷次定律</text:span>，摩擦光、摩擦力。</text:p>
            </text:list-item>
          </text:list>
        </text:list-item>
        <text:list-item>
          <text:p text:style-name="P43">社會 (第1本)</text:p>
          <text:list>
            <text:list-item>
              <text:p text:style-name="P8"><text:span text:style-name="T32">內捲</text:span><text:span text:style-name="T24">，</text:span><text:span text:style-name="T6">。</text:span></text:p>
            </text:list-item>
            <text:list-item>
              <text:p text:style-name="P8"><text:span text:style-name="T37">貧窮</text:span><text:span text:style-name="T6">，。</text:span></text:p>
            </text:list-item>
            <text:list-item>
              <text:p text:style-name="P9"><text:span text:style-name="T39">教育</text:span><text:span text:style-name="T6">，</text:span><text:span text:style-name="T25">神職教育、神學、數學、拉丁文</text:span><text:span text:style-name="T6">、</text:span><text:span text:style-name="T25">地動說、豌豆雜交實驗</text:span><text:span text:style-name="T6">。</text:span></text:p>
            </text:list-item>
            <text:list-item>
              <text:p text:style-name="P10">錢<text:span text:style-name="T6">，</text:span><text:span text:style-name="T26">大規模監控、</text:span><text:span text:style-name="T27">精準監控、</text:span><text:span text:style-name="T26">蜜蜂、蜂蜜、蜂農、養蜂人、</text:span><text:span text:style-name="T30">維護大自然</text:span><text:span text:style-name="T26">、</text:span><text:span text:style-name="T28">單一、一小群、一大群、金融系統、金融工具</text:span><text:span text:style-name="T23">、</text:span><text:span text:style-name="T30">賺更多錢、更快賺到錢</text:span><text:span text:style-name="T23">、</text:span><text:span text:style-name="T30">問題、有害的存在、有害的個體、功能、有益的存在、有益的個體、解決問題、優化功能、賺錢、</text:span><text:span text:style-name="T26">存錢、花錢、收取、儲蓄、消費、好德、壞德、有德、缺德、無德、反德</text:span><text:span text:style-name="T6">。</text:span></text:p>
            </text:list-item>
            <text:list-item>
              <text:p text:style-name="P11">人文主義<text:span text:style-name="T6">，</text:span><text:span text:style-name="T30">數量型人文主義、社會型人文主義</text:span><text:span text:style-name="T6">。</text:span></text:p>
            </text:list-item>
            <text:list-item>
              <text:p text:style-name="P22">資本主義<text:span text:style-name="T6">，洛克。</text:span></text:p>
            </text:list-item>
            <text:list-item>
              <text:p text:style-name="P22">新聞報導<text:span text:style-name="T6">，。</text:span></text:p>
            </text:list-item>
          </text:list>
        </text:list-item>
        <text:list-item>
          <text:p text:style-name="P12">哲學</text:p>
          <text:list>
            <text:list-item>
              <text:p text:style-name="P13"><text:span text:style-name="T41">問題</text:span><text:span text:style-name="T6">，</text:span><text:span text:style-name="T29">數量型</text:span><text:span text:style-name="T26">問題</text:span><text:span text:style-name="T27">、</text:span><text:span text:style-name="T29">群體型</text:span><text:span text:style-name="T26">問題、坐標系零點、問題、有害的存在、有害的個體、醫藥用嗎啡、功能、有益的存在、有益的個體、脫水、水中毒、解決問題、提升功能</text:span><text:span text:style-name="T6">。</text:span></text:p>
            </text:list-item>
            <text:list-item>
              <text:p text:style-name="P21"><text:span text:style-name="T32">認定</text:span><text:span text:style-name="T24">，真心、心裡、意識、被教育、被催眠</text:span><text:span text:style-name="T6">。</text:span></text:p>
            </text:list-item>
            <text:list-item>
              <text:p text:style-name="P20">安全<text:span text:style-name="T6">，隱私、控制、電器、</text:span><text:span text:style-name="T26">心靈感應、催眠、精神控制、</text:span><text:span text:style-name="T31">偷窺、竊聽、控制</text:span><text:span text:style-name="T6">。</text:span></text:p>
            </text:list-item>
          </text:list>
        </text:list-item>
        <text:list-item>
          <text:p text:style-name="P14"><text:span text:style-name="T60">時空</text:span><text:span text:style-name="T55">旅行 (第1本)</text:span></text:p>
          <text:list>
            <text:list-item>
              <text:p text:style-name="P34"><text:span text:style-name="T3">時空旅行的 悖論</text:span><text:span text:style-name="T61">，</text:span>。</text:p>
            </text:list-item>
          </text:list>
        </text:list-item>
        <text:list-item>
          <text:p text:style-name="P15"><text:span text:style-name="T41">德</text:span><text:span text:style-name="T9"> (第1本)</text:span></text:p>
          <text:list>
            <text:list-item>
              <text:p text:style-name="P16"><text:span text:style-name="T41">道、德</text:span><text:span text:style-name="T6">，。</text:span></text:p>
            </text:list-item>
            <text:list-item>
              <text:p text:style-name="P17"><text:span text:style-name="T42">常德、共德</text:span><text:span text:style-name="T6">，常識、共識、</text:span><text:span text:style-name="T30">維護大自然</text:span><text:span text:style-name="T6">。</text:span></text:p>
            </text:list-item>
          </text:list>
        </text:list-item>
        <text:list-item>
          <text:p text:style-name="P8">數學<text:span text:style-name="T54"> (第1本)</text:span></text:p>
          <text:list>
            <text:list-item>
              <text:p text:style-name="P34">微積分，。</text:p>
            </text:list-item>
          </text:list>
        </text:list-item>
        <text:list-item>
          <text:p text:style-name="P18">歷史<text:span text:style-name="T54"> (第1本)</text:span></text:p>
          <text:list>
            <text:list-item>
              <text:p text:style-name="P35"><text:span text:style-name="T1">人類文明的 實驗</text:span>，。</text:p>
            </text:list-item>
            <text:list-item>
              <text:p text:style-name="P35"><text:span text:style-name="T1">文藝復興</text:span>，。</text:p>
            </text:list-item>
            <text:list-item>
              <text:p text:style-name="P36"><text:span text:style-name="T4">啟蒙運動</text:span>，<text:span text:style-name="T59">立法、法律、教育、權限（</text:span><text:span text:style-name="T18">Power limit</text:span><text:span text:style-name="T39">）、人權、生命權、隱私權、空閒時間、空閒時空、無兵伐勢、神權制、獨裁制、君主制、共和制、金權制、錢、金融系統、人質症候群、</text:span><text:span text:style-name="T40">柏拉圖、洞穴理論</text:span><text:span text:style-name="T39">、群體制、人體</text:span>。</text:p>
            </text:list-item>
            <text:list-item>
              <text:p text:style-name="P37"><text:span text:style-name="T2">科舉</text:span><text:span text:style-name="T59">，</text:span>。</text:p>
            </text:list-item>
          </text:list>
        </text:list-item>
        <text:list-item>
          <text:p text:style-name="P4"><text:span text:style-name="T54">歷史人物 （第1本</text:span><text:span text:style-name="T64">）</text:span></text:p>
          <text:list>
            <text:list-item>
              <text:p text:style-name="P37"><text:span text:style-name="T56">商鞅</text:span><text:span text:style-name="T53">，法家、</text:span><text:span text:style-name="T57">商君書</text:span><text:span text:style-name="T53">。</text:span></text:p>
            </text:list-item>
            <text:list-item>
              <text:p text:style-name="P37"><text:span text:style-name="T56">蘇格拉底</text:span><text:span text:style-name="T53">，愛因斯坦、</text:span><text:span text:style-name="T59">思想實驗</text:span><text:span text:style-name="T53">。</text:span></text:p>
            </text:list-item>
            <text:list-item>
              <text:p text:style-name="P38"><text:span text:style-name="T2">柏拉圖</text:span><text:span text:style-name="T53">，。</text:span></text:p>
            </text:list-item>
            <text:list-item>
              <text:p text:style-name="P39"><text:span text:style-name="T5">亞里斯多德</text:span><text:span text:style-name="T53">，快樂、</text:span><text:span text:style-name="T62">賦予意義、認定有意義、認定有價值</text:span><text:span text:style-name="T53">。</text:span></text:p>
            </text:list-item>
            <text:list-item>
              <text:p text:style-name="P38"><text:span text:style-name="T56">尼采</text:span><text:span text:style-name="T53">，。</text:span></text:p>
            </text:list-item>
          </text:list>
        </text:list-item>
        <text:list-item>
          <text:p text:style-name="P19"><text:span text:style-name="T53">精神世界學 （第</text:span><text:span text:style-name="T58">1本</text:span><text:span text:style-name="T53">）</text:span></text:p>
          <text:list>
            <text:list-item>
              <text:p text:style-name="P40"><text:span text:style-name="T45">受到 精神層個體、超能力個體 影響 有機率出現的 現象</text:span><text:span text:style-name="T53">，</text:span><text:span text:style-name="T12">Y</text:span><text:span text:style-name="T13">ouTube、手機、機械手錶</text:span><text:span text:style-name="T63">、函數</text:span><text:span text:style-name="T13">、發條</text:span><text:span text:style-name="T53">。</text:span></text:p>
            </text:list-item>
            <text:list-item>
              <text:p text:style-name="P41"><text:span text:style-name="T56">精神世界學</text:span><text:span text:style-name="T53">，</text:span><text:span text:style-name="T32">記錄、好奇、探索、思考、質疑、驗證、傳承、</text:span><text:span text:style-name="T33">精神世界學、</text:span><text:span text:style-name="T11">物質世界</text:span><text:span text:style-name="T33">學</text:span><text:span text:style-name="T5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23:11:35.554000000</dc:date>
    <meta:editing-duration>P207DT3H39M27S</meta:editing-duration>
    <meta:editing-cycles>9938</meta:editing-cycles>
    <meta:document-statistic meta:table-count="0" meta:image-count="0" meta:object-count="0" meta:page-count="1" meta:paragraph-count="53" meta:word-count="1358" meta:character-count="1468" meta:non-whitespace-character-count="1442"/>
  </office:meta>
</office:document-meta>
</file>